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af927" officeooo:paragraph-rsid="000af92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af927" officeooo:paragraph-rsid="000af927" style:font-weight-asian="bold" style:font-weight-complex="bold"/>
    </style:style>
    <style:style style:name="P3" style:family="paragraph" style:parent-style-name="Standard">
      <style:text-properties fo:font-weight="bold" officeooo:rsid="000af927" officeooo:paragraph-rsid="000db345" style:font-weight-asian="bold" style:font-weight-complex="bold"/>
    </style:style>
    <style:style style:name="P4" style:family="paragraph" style:parent-style-name="Standard">
      <style:text-properties fo:font-weight="bold" officeooo:rsid="000e9676" officeooo:paragraph-rsid="000e9676" style:font-weight-asian="bold" style:font-weight-complex="bold"/>
    </style:style>
    <style:style style:name="T1" style:family="text">
      <style:text-properties officeooo:rsid="000db3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RMANI, “MASS SOCIETY”</text:p>
      <text:p text:style-name="P1"/>
      <text:p text:style-name="P1"><text:s/>early interpretation of fascism: </text:p>
      <text:p text:style-name="P3">- “parenthesis hypothesis”: accidental or temporar y factors</text:p>
      <text:p text:style-name="P3">- “<text:span text:style-name="T1">historical” hypothesis: peculiar traits of Italian history</text:span></text:p>
      <text:p text:style-name="P3"/>
      <text:p text:style-name="P4">The Marxist approach was the first attempt toexplain fascism in terms of a general theory. F.</text:p>
      <text:p text:style-name="P4">Neumann, M. B. Sweezy, R. A. Brady, and others °considered fascism (and nazism)"the final stage"in the evolution of capitalism--an outcomedetermined by the internal dialectics of the systemitself. Guerin x° tried to relate fascism directly tothe classic Marxist notions of the fall of capitalist profits. In its ascending stage, capitalism could find democracy "advantageous", but such favorable conditions would change sharply in the more advanced stages of the system. The need to counter-act the fall in profit rates and the increasingly severe cyclical crises would require the reduction or withdrawal of all the "concessions" made to the</text:p>
      <text:p text:style-name="P4">working class. These political, economic, and social concessions which had been possible when the</text:p>
      <text:p text:style-name="P4">economy was growing, were necessary to stabilize the system under representative democracy. Their withdrawal could not be accomplished under a free regime; hence the need for dictatorship.</text:p>
      <text:p text:style-name="P4"/>
      <text:p text:style-name="P4">Where could the bourgeois find his troops? An easy answer, within the framework of Marxian theory, was that the lower middle classes and certain deteriorated or too-traditional sectors of the proletariat could provide the human basis for fascism. The middle classes, according to Marxism, are not "real" classes. Under the threat of "proletarianization", they were exposed to contrasting</text:p>
      <text:p text:style-name="P4">pressures, and "false consciousness" could be invoked to explain their alliance with capitalism.</text:p>
      <text:p text:style-name="P4">As for the proletarians attracted by fascism, such deviance could be explained by the factors that</text:p>
      <text:p text:style-name="P4">prevented the formation of a class consciousness among them. The Marxian notion of the Iumpen-proletariat could be integrated into this analysis.</text:p>
      <text:p text:style-name="P4"/>
      <text:p text:style-name="P4">the fascist rule achieved a degree of independence and autonomy vis~ vis the old ruling class, meaning at least the partial removal of the established political elite; 1~ and that fascism originated an unprecedented type of state, the totalitarian state.</text:p>
      <text:p text:style-name="P4"/>
      <text:p text:style-name="P4">central factor in the psychosocial version of the "class hypothesis". Resentment, moral indignation, envy, insecurity, and fear were the most c o m m o n n o t i o n s u s e d in c o n n e c t i o n w i t h psychoanalytic models. The whole construct of the authoritarian personality was formulated mostly in relation to lower-class behav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0:23:50.029595737</meta:creation-date>
    <dc:date>2017-10-10T13:45:30.389129729</dc:date>
    <meta:editing-duration>PT9H6M28S</meta:editing-duration>
    <meta:editing-cycles>2</meta:editing-cycles>
    <meta:generator>LibreOffice/4.2.8.2$Linux_X86_64 LibreOffice_project/420m0$Build-2</meta:generator>
    <meta:document-statistic meta:table-count="0" meta:image-count="0" meta:object-count="0" meta:page-count="1" meta:paragraph-count="14" meta:word-count="401" meta:character-count="2560" meta:non-whitespace-character-count="2138"/>
  </office:meta>
</office:document-meta>
</file>